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Heading_20_4">
      <style:text-properties style:font-name="Carlito" fo:language="en" fo:country="US"/>
    </style:style>
    <style:style style:name="P2" style:family="paragraph" style:parent-style-name="Heading_20_4">
      <style:text-properties style:font-name="Carlito" fo:language="en" fo:country="US" officeooo:paragraph-rsid="000ca560"/>
    </style:style>
    <style:style style:name="P3" style:family="paragraph" style:parent-style-name="Heading_20_4">
      <style:text-properties style:font-name="Carlito" fo:language="en" fo:country="US" fo:font-weight="normal" style:font-weight-asian="normal" style:font-weight-complex="normal"/>
    </style:style>
    <style:style style:name="P4" style:family="paragraph" style:parent-style-name="Heading_20_4">
      <style:text-properties style:font-name="Carlito" fo:language="en" fo:country="US" officeooo:paragraph-rsid="0018ed85"/>
    </style:style>
    <style:style style:name="P5" style:family="paragraph" style:parent-style-name="Text_20_body">
      <style:text-properties style:font-name="Carlito" fo:font-weight="bold" officeooo:paragraph-rsid="00062bbc" style:font-weight-asian="bold" style:font-weight-complex="bold"/>
    </style:style>
    <style:style style:name="P6" style:family="paragraph" style:parent-style-name="Text_20_body">
      <style:text-properties officeooo:paragraph-rsid="000633a6"/>
    </style:style>
    <style:style style:name="P7" style:family="paragraph" style:parent-style-name="Text_20_body">
      <style:text-properties officeooo:rsid="000a82d3" officeooo:paragraph-rsid="000a82d3"/>
    </style:style>
    <style:style style:name="P8" style:family="paragraph" style:parent-style-name="Text_20_body">
      <style:text-properties officeooo:rsid="000a82d3" officeooo:paragraph-rsid="0014ffe3"/>
    </style:style>
    <style:style style:name="P9" style:family="paragraph" style:parent-style-name="Text_20_body">
      <style:text-properties fo:font-size="10pt" officeooo:rsid="000a82d3" officeooo:paragraph-rsid="000a82d3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0a82d3" officeooo:paragraph-rsid="0014ffe3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0a82d3" officeooo:paragraph-rsid="0016fc37"/>
    </style:style>
    <style:style style:name="P12" style:family="paragraph" style:parent-style-name="Quotations">
      <style:text-properties style:font-name="Carlito" fo:language="en" fo:country="US"/>
    </style:style>
    <style:style style:name="P13" style:family="paragraph" style:parent-style-name="Quotations">
      <style:paragraph-properties fo:margin-left="0cm" fo:margin-right="1cm" fo:text-indent="0cm" style:auto-text-indent="false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Carlito" fo:font-size="12pt" officeooo:paragraph-rsid="000ca560" style:font-name-asian="AR PL SungtiL GB" style:font-size-asian="12pt" style:font-name-complex="Lohit Devanagari" style:font-size-complex="12pt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Carlito" fo:font-size="12pt" officeooo:paragraph-rsid="0018ed85" style:font-name-asian="AR PL SungtiL GB" style:font-size-asian="12pt" style:font-name-complex="Lohit Devanagari" style:font-size-complex="12pt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0ca560"/>
    </style:style>
    <style:style style:name="P17" style:family="paragraph" style:parent-style-name="Heading_20_3">
      <style:paragraph-properties fo:text-align="center" style:justify-single-word="false"/>
      <style:text-properties fo:color="#808080" style:font-name="Carlito" fo:language="fr" fo:country="FR" officeooo:rsid="00062bbc" officeooo:paragraph-rsid="00062bbc"/>
    </style:style>
    <style:style style:name="P18" style:family="paragraph" style:parent-style-name="Heading_20_3">
      <style:paragraph-properties fo:margin-left="1.251cm" fo:margin-right="0cm" fo:text-indent="0cm" style:auto-text-indent="false"/>
    </style:style>
    <style:style style:name="P19" style:family="paragraph" style:parent-style-name="Title">
      <style:text-properties fo:color="#808080" style:font-name="Carlito" fo:language="fr" fo:country="FR"/>
    </style:style>
    <style:style style:name="P20" style:family="paragraph" style:parent-style-name="Text_20_body">
      <style:text-properties style:font-name="Carlito" fo:language="en" fo:country="US"/>
    </style:style>
    <style:style style:name="P21" style:family="paragraph" style:parent-style-name="Text_20_body" style:list-style-name="L4">
      <style:text-properties style:font-name="Carlito" fo:language="en" fo:country="US"/>
    </style:style>
    <style:style style:name="P22" style:family="paragraph" style:parent-style-name="Text_20_body">
      <style:text-properties style:font-name="Carlito" fo:font-size="10pt" fo:language="en" fo:country="US" officeooo:rsid="000a82d3" officeooo:paragraph-rsid="000a82d3" style:font-size-asian="10pt" style:font-size-complex="10pt"/>
    </style:style>
    <style:style style:name="P23" style:family="paragraph" style:parent-style-name="Text_20_body" style:list-style-name="L3">
      <style:text-properties officeooo:paragraph-rsid="0006d180"/>
    </style:style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>
      <style:paragraph-properties fo:margin-top="0cm" fo:margin-bottom="0.046cm" loext:contextual-spacing="false"/>
      <style:text-properties style:font-name="Carlito" fo:font-size="10pt" fo:language="en" fo:country="US" officeooo:rsid="000a82d3" officeooo:paragraph-rsid="000a82d3" style:font-size-asian="10pt" style:font-size-complex="10pt"/>
    </style:style>
    <style:style style:name="P27" style:family="paragraph" style:parent-style-name="Text_20_body" style:list-style-name="L4">
      <style:paragraph-properties fo:margin-top="0cm" fo:margin-bottom="0cm" loext:contextual-spacing="false"/>
      <style:text-properties style:font-name="Carlito" fo:language="en" fo:country="US"/>
    </style:style>
    <style:style style:name="P28" style:family="paragraph" style:parent-style-name="Heading_20_3" style:list-style-name="L2"/>
    <style:style style:name="P29" style:family="paragraph" style:parent-style-name="Heading_20_3" style:list-style-name="L1">
      <style:paragraph-properties fo:break-before="page"/>
      <style:text-properties style:font-name="Carlito" style:text-underline-style="solid" style:text-underline-width="auto" style:text-underline-color="font-color"/>
    </style:style>
    <style:style style:name="P30" style:family="paragraph" style:parent-style-name="Quotations">
      <style:text-properties style:font-name="Carlito" fo:language="en" fo:country="US"/>
    </style:style>
    <style:style style:name="T1" style:family="text">
      <style:text-properties style:font-name="Carlito"/>
    </style:style>
    <style:style style:name="T2" style:family="text">
      <style:text-properties style:font-name="Carlito" fo:language="en" fo:country="US"/>
    </style:style>
    <style:style style:name="T3" style:family="text">
      <style:text-properties style:font-name="Carlito" fo:language="en" fo:country="US" style:text-underline-style="solid" style:text-underline-width="auto" style:text-underline-color="font-color"/>
    </style:style>
    <style:style style:name="T4" style:family="text">
      <style:text-properties style:font-name="Carlito" fo:language="en" fo:country="US" style:text-underline-style="solid" style:text-underline-width="auto" style:text-underline-color="font-color" officeooo:rsid="00062bbc"/>
    </style:style>
    <style:style style:name="T5" style:family="text">
      <style:text-properties style:font-name="Carlito" fo:language="en" fo:country="US" style:text-underline-style="solid" style:text-underline-width="auto" style:text-underline-color="font-color" officeooo:rsid="000ca560"/>
    </style:style>
    <style:style style:name="T6" style:family="text">
      <style:text-properties style:font-name="Carlito" fo:language="en" fo:country="US" officeooo:rsid="000633a6"/>
    </style:style>
    <style:style style:name="T7" style:family="text">
      <style:text-properties style:font-name="Carlito" fo:language="en" fo:country="US" fo:font-weight="normal" style:font-weight-asian="normal" style:font-weight-complex="normal"/>
    </style:style>
    <style:style style:name="T8" style:family="text">
      <style:text-properties style:font-name="Carlito" fo:language="en" fo:country="US" fo:font-weight="normal" officeooo:rsid="000633a6" style:font-weight-asian="normal" style:font-weight-complex="normal"/>
    </style:style>
    <style:style style:name="T9" style:family="text">
      <style:text-properties style:font-name="Carlito" fo:language="en" fo:country="US" fo:font-weight="normal" officeooo:rsid="0014ffe3" style:font-weight-asian="normal" style:font-weight-complex="normal"/>
    </style:style>
    <style:style style:name="T10" style:family="text">
      <style:text-properties style:font-name="Carlito" fo:language="en" fo:country="US" fo:font-weight="normal" officeooo:rsid="0016fc37" style:font-weight-asian="normal" style:font-weight-complex="normal"/>
    </style:style>
    <style:style style:name="T11" style:family="text">
      <style:text-properties style:font-name="Carlito" fo:language="en" fo:country="US" officeooo:rsid="0006d180"/>
    </style:style>
    <style:style style:name="T12" style:family="text">
      <style:text-properties style:font-name="Carlito" fo:language="en" fo:country="US" officeooo:rsid="0009b467"/>
    </style:style>
    <style:style style:name="T13" style:family="text">
      <style:text-properties style:font-name="Carlito" fo:language="en" fo:country="US" officeooo:rsid="000a82d3"/>
    </style:style>
    <style:style style:name="T14" style:family="text">
      <style:text-properties style:font-name="Carlito" fo:language="en" fo:country="US" officeooo:rsid="00119ce9"/>
    </style:style>
    <style:style style:name="T15" style:family="text">
      <style:text-properties style:font-name="Carlito" fo:language="en" fo:country="US" officeooo:rsid="001342f8"/>
    </style:style>
    <style:style style:name="T16" style:family="text">
      <style:text-properties style:font-name="Carlito" fo:language="en" fo:country="US" officeooo:rsid="0014ffe3"/>
    </style:style>
    <style:style style:name="T17" style:family="text">
      <style:text-properties style:font-name="Carlito" officeooo:rsid="00062bbc"/>
    </style:style>
    <style:style style:name="T18" style:family="text">
      <style:text-properties style:font-name="Carlito" fo:font-style="italic" style:font-style-asian="italic" style:font-style-complex="italic"/>
    </style:style>
    <style:style style:name="T19" style:family="text">
      <style:text-properties style:font-name="Carlito" fo:font-size="12pt" fo:language="en" fo:country="US" fo:font-weight="bold" style:font-size-asian="12pt" style:font-weight-asian="bold" style:font-size-complex="12pt" style:font-weight-complex="bold"/>
    </style:style>
    <style:style style:name="T20" style:family="text">
      <style:text-properties officeooo:rsid="00062bbc"/>
    </style:style>
    <style:style style:name="T21" style:family="text">
      <style:text-properties fo:color="#ed1c24" style:font-name="Carlito" fo:language="en" fo:country="US" fo:font-weight="bold" officeooo:rsid="000633a6" style:font-weight-asian="bold" style:font-weight-complex="bold"/>
    </style:style>
    <style:style style:name="T22" style:family="text">
      <style:text-properties fo:color="#ed1c24" style:font-name="Carlito" fo:language="en" fo:country="US" officeooo:rsid="000633a6"/>
    </style:style>
    <style:style style:name="T23" style:family="text">
      <style:text-properties fo:color="#ed1c24" style:font-name="Carlito" fo:language="en" fo:country="US" officeooo:rsid="0006d1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9"/>
      <text:p text:style-name="P19"/>
      <text:p text:style-name="P19"><text:bookmark text:name="user-content-méthodes-algorithmiques-pour-laccès-à-linformation-numérique"/>Méthodes algorithmiques pour l'accès à l'information numérique</text:p>
      <text:h text:style-name="P17" text:outline-level="3">QUIROZ ANDRES ET BEN SASSI RACHED</text:h>
      <text:list xml:id="list967090323" text:style-name="L1">
        <text:list-header>
          <text:h text:style-name="P29" text:outline-level="3">Compile and execute</text:h>
        </text:list-header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ext_20_body"><text:span text:style-name="Strong_20_Emphasis"><text:span text:style-name="T17">To c</text:span></text:span><text:span text:style-name="Strong_20_Emphasis"><text:span text:style-name="T1">ompile :</text:span></text:span></text:p>
            <text:p text:style-name="Text_20_body"><text:span text:style-name="Source_20_Text"><text:span text:style-name="T18">cd src</text:span></text:span></text:p>
            <text:p text:style-name="Text_20_body"><text:span text:style-name="Source_20_Text"><text:span text:style-name="T18">make</text:span></text:span></text:p>
            <text:p text:style-name="P5">Execute all <text:span text:style-name="T20">(You can change every argument in the script) </text:span>:</text:p>
            <text:p text:style-name="Text_20_body"><text:span text:style-name="Source_20_Text"><text:span text:style-name="T1">cd src</text:span></text:span></text:p>
            <text:p text:style-name="Text_20_body"><text:span text:style-name="Source_20_Text"><text:span text:style-name="T1">./script</text:span></text:span></text:p>
          </table:table-cell>
        </table:table-row>
      </table:table>
      <text:list xml:id="list720677210" text:style-name="L2">
        <text:list-header>
          <text:h text:style-name="P28" text:outline-level="3"><text:span text:style-name="Strong_20_Emphasis"><text:span text:style-name="T3">PageRank </text:span></text:span><text:span text:style-name="Strong_20_Emphasis"><text:span text:style-name="T4">module</text:span></text:span></text:h>
        </text:list-header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h text:style-name="P2" text:outline-level="4">Example of execution</text:h>
            <text:p text:style-name="P14"><text:span text:style-name="Source_20_Text"><text:span text:style-name="T2">./pagerank -eps 0.0001 -zap 0.15 graph.txt --is_sorted</text:span></text:span></text:p>
          </table:table-cell>
        </table:table-row>
      </table:table>
      <text:p text:style-name="P20"/>
      <text:p text:style-name="Text_20_body"><text:span text:style-name="T2">The option </text:span><text:span text:style-name="Strong_20_Emphasis"><text:span text:style-name="T2">-eps</text:span></text:span><text:span text:style-name="T2"> is the accuracy of the calculation of pagerank algorithm.</text:span></text:p>
      <text:p text:style-name="Text_20_body"><text:span text:style-name="T2">The option </text:span><text:span text:style-name="Strong_20_Emphasis"><text:span text:style-name="T2">-zap</text:span></text:span><text:span text:style-name="T2"> is the </text:span><text:span text:style-name="T6">probability given to the algorithm to not follow an hyperlink and to switch to another node</text:span><text:span text:style-name="T2">.</text:span></text:p>
      <text:p text:style-name="Text_20_body"><text:span text:style-name="T2">The option </text:span><text:span text:style-name="Strong_20_Emphasis"><text:span text:style-name="T2">--is_sorted</text:span></text:span><text:span text:style-name="T2"> is in case where the graph is already sorted.</text:span></text:p>
      <text:p text:style-name="P12">If you put the option --is_sorted and the file has not been activated, the comportment of the program is undetermined.</text:p>
      <text:p text:style-name="P6"><text:span text:style-name="Source_20_Text"><text:span text:style-name="T21">Be careful,</text:span></text:span><text:span text:style-name="Source_20_Text"><text:span text:style-name="T22"> our program work only if you follow th</text:span></text:span><text:span text:style-name="Source_20_Text"><text:span text:style-name="T23">ese</text:span></text:span><text:span text:style-name="Source_20_Text"><text:span text:style-name="T22"> rule</text:span></text:span><text:span text:style-name="Source_20_Text"><text:span text:style-name="T23">s</text:span></text:span><text:span text:style-name="Source_20_Text"><text:span text:style-name="T22"> :</text:span></text:span></text:p>
      <text:list xml:id="list2013113973" text:style-name="L3">
        <text:list-item>
          <text:p text:style-name="P23"><text:span text:style-name="Source_20_Text"><text:span text:style-name="T22">The graph given as argument </text:span></text:span><text:span text:style-name="Source_20_Text"><text:span text:style-name="T23">h</text:span></text:span><text:span text:style-name="Source_20_Text"><text:span text:style-name="T22">as to </text:span></text:span><text:span text:style-name="Source_20_Text"><text:span text:style-name="T23">be conform to stanford graph format.</text:span></text:span></text:p>
        </text:list-item>
        <text:list-item>
          <text:p text:style-name="P23"><text:span text:style-name="Source_20_Text"><text:span text:style-name="T23">Each node in the graph need to have an Id between 0 and the number of node in the graph.</text:span></text:span></text:p>
        </text:list-item>
      </text:list>
      <text:p text:style-name="Text_20_body"><text:span text:style-name="Strong_20_Emphasis"><text:span text:style-name="T2">By default</text:span></text:span><text:span text:style-name="Strong_20_Emphasis"><text:span text:style-name="T7">,</text:span></text:span><text:span text:style-name="T2"> </text:span><text:span text:style-name="T12">our</text:span><text:span text:style-name="T2"> program will sort the graph given as </text:span><text:span text:style-name="T11">argument</text:span><text:span text:style-name="T2"> and make a new file </text:span><text:span text:style-name="T12">named</text:span><text:span text:style-name="T2"> </text:span><text:span text:style-name="Emphasis"><text:span text:style-name="T2">copi_graph.txt</text:span></text:span></text:p>
      <text:p text:style-name="P12">You can re-use this file in the future with the option --is_sorted.</text:p>
      <text:p text:style-name="Quotations"><text:span text:style-name="Strong_20_Emphasis"><text:span text:style-name="T2">Note</text:span></text:span><text:span text:style-name="T2"> : The Sparse Matrix that we have implemented doesn't work with a file </text:span><text:span text:style-name="T13">which</text:span><text:span text:style-name="T2"> hasn't been sorted. (The complexity will increase </text:span><text:span text:style-name="T13">in this case</text:span><text:span text:style-name="T2">)</text:span></text:p>
      <text:p text:style-name="P7"><text:span text:style-name="T6">O</text:span><text:span text:style-name="T2">ur pagerank module will generate a json file when it finish. This file will be used for the search module. It has this format :</text:span></text:p>
      <text:p text:style-name="P22"/>
      <text:p text:style-name="P26"><text:soft-page-break/>[</text:p>
      <text:p text:style-name="P26"><text:s text:c="4"/>{</text:p>
      <text:p text:style-name="P26"><text:s text:c="8"/>"id": 0,</text:p>
      <text:p text:style-name="P26"><text:s text:c="8"/>"value": 0.397381067276001</text:p>
      <text:p text:style-name="P26"><text:s text:c="4"/>},</text:p>
      <text:p text:style-name="P26"><text:s text:c="4"/>{</text:p>
      <text:p text:style-name="P26"><text:s text:c="8"/>"id": 1,</text:p>
      <text:p text:style-name="P26"><text:s text:c="8"/>"value": 0.38777390122413635</text:p>
      <text:p text:style-name="P26"><text:s text:c="4"/>}</text:p>
      <text:p text:style-name="P26">]</text:p>
      <text:p text:style-name="P9"><text:span text:style-name="T19">To generate this kind of file we used a library : </text:span><text:a xlink:type="simple" xlink:href="https://github.com/nlohmann/json" text:style-name="Internet_20_link" text:visited-style-name="Visited_20_Internet_20_Link"><text:span text:style-name="T19">https://github.com/nlohmann/json</text:span></text:a></text:p>
      <text:h text:style-name="P18" text:outline-level="3"><text:bookmark text:name="user-content-collector"/><text:span text:style-name="Strong_20_Emphasis"><text:span text:style-name="T3">Collector </text:span></text:span><text:span text:style-name="Strong_20_Emphasis"><text:span text:style-name="T5">module</text:span></text:span></text:h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2" text:outline-level="4">Example of execution</text:h>
            <text:p text:style-name="P16"><text:span text:style-name="Source_20_Text"><text:span text:style-name="T2">./collector metadatas.txt dict0.txt dict1.txt dics2.txt exclude_dict.txt</text:span></text:span></text:p>
          </table:table-cell>
        </table:table-row>
      </table:table>
      <text:p text:style-name="P20"/>
      <text:p text:style-name="Text_20_body"><text:span text:style-name="T2">The argument </text:span><text:span text:style-name="Strong_20_Emphasis"><text:span text:style-name="T2">metadatas.txt</text:span></text:span><text:span text:style-name="T2"> is a file </text:span><text:span text:style-name="T14">that </text:span><text:span text:style-name="T2">contain</text:span><text:span text:style-name="T14">s</text:span><text:span text:style-name="T2"> data </text:span><text:span text:style-name="T14">used by our</text:span><text:span text:style-name="T2"> program. (here this is the amazon-meta file)</text:span></text:p>
      <text:p text:style-name="Text_20_body"><text:span text:style-name="T2">The arguments </text:span><text:span text:style-name="Strong_20_Emphasis"><text:span text:style-name="T2">dict[0-2]</text:span></text:span><text:span text:style-name="T2"> are files that contains dictionaries on which</text:span><text:span text:style-name="T14"> </text:span><text:span text:style-name="T2">will be indexed the content of the metadatas file.</text:span></text:p>
      <text:p text:style-name="Text_20_body"><text:span text:style-name="T2">The argument </text:span><text:span text:style-name="Strong_20_Emphasis"><text:span text:style-name="T2">exclude_dict.txt</text:span></text:span><text:span text:style-name="T2"> is a file that contains words that will be excluded from the dictionaries.</text:span></text:p>
      <text:p text:style-name="Text_20_body"><text:span text:style-name="Strong_20_Emphasis"><text:span text:style-name="T2">To parse the file given in argument, we tried two ways :</text:span></text:span></text:p>
      <text:list xml:id="list1823744427" text:style-name="L4">
        <text:list-item>
          <text:p text:style-name="P27">The first one was to use regex expression </text:p>
        </text:list-item>
        <text:list-item>
          <text:p text:style-name="P21">The second one was to do it without regex </text:p>
        </text:list-item>
      </text:list>
      <text:p text:style-name="Text_20_body"><text:span text:style-name="Strong_20_Emphasis"><text:span text:style-name="T2">We encountered a lot of problem with regex, the main one is a huge preformance issue.</text:span></text:span><text:span text:style-name="T2"> </text:span><text:span text:style-name="Strong_20_Emphasis"><text:span text:style-name="T2">Indeed, for the big amazon-meta file, the execution time is no less than 20 minutes.</text:span></text:span></text:p>
      <text:h text:style-name="P3" text:outline-level="4"><text:bookmark text:name="user-content-problems-encountered"/>Problems encountered :</text:h>
      <text:list xml:id="list1842314620" text:style-name="L5">
        <text:list-item>
          <text:p text:style-name="P24"><text:span text:style-name="Strong_20_Emphasis"><text:span text:style-name="T2">Regex expression problem</text:span></text:span><text:span text:style-name="T2"> </text:span></text:p>
        </text:list-item>
      </text:list>
      <text:p text:style-name="Text_20_body"><text:span text:style-name="T2">We ha</text:span><text:span text:style-name="T15">d</text:span><text:span text:style-name="T2"> a problem with regex, indeed some regex expression that works on linux and Windows, doesn't work on macOS.</text:span></text:p>
      <text:list xml:id="list2703361124" text:style-name="L6">
        <text:list-item>
          <text:p text:style-name="P25"><text:span text:style-name="Strong_20_Emphasis"><text:span text:style-name="T2">Another regex problem</text:span></text:span><text:span text:style-name="T2"> </text:span></text:p>
        </text:list-item>
      </text:list>
      <text:p text:style-name="P13"><text:span text:style-name="T2">It seems that on MAC </text:span><text:span text:style-name="Strong_20_Emphasis"><text:span text:style-name="T2">we need</text:span></text:span><text:span text:style-name="T2"> to put a </text:span><text:span text:style-name="Emphasis"><text:span text:style-name="Strong_20_Emphasis"><text:span text:style-name="T2">R</text:span></text:span></text:span><text:span text:style-name="T2"> before a regex expression. The problem is that on Linux and Windows, with this </text:span><text:span text:style-name="Emphasis"><text:span text:style-name="Strong_20_Emphasis"><text:span text:style-name="T2">R</text:span></text:span></text:span><text:span text:style-name="T2"> symbol the program doesn't work anymore.</text:span></text:p>
      <text:p text:style-name="Text_20_body"><text:soft-page-break/><text:span text:style-name="Strong_20_Emphasis"><text:span text:style-name="T2">Due to the huge performance issue we talked about, we prefered to give up using regex.</text:span></text:span><text:span text:style-name="T2"> </text:span><text:span text:style-name="Strong_20_Emphasis"><text:span text:style-name="T2">Right now the execution time is less than </text:span></text:span><text:span text:style-name="Strong_20_Emphasis"><text:span text:style-name="T16">1</text:span></text:span><text:span text:style-name="Strong_20_Emphasis"><text:span text:style-name="T2"> minutes.</text:span></text:span></text:p>
      <text:p text:style-name="P8"><text:span text:style-name="Strong_20_Emphasis"><text:span text:style-name="T8">O</text:span></text:span><text:span text:style-name="Strong_20_Emphasis"><text:span text:style-name="T7">ur </text:span></text:span><text:span text:style-name="Strong_20_Emphasis"><text:span text:style-name="T9">collector</text:span></text:span><text:span text:style-name="Strong_20_Emphasis"><text:span text:style-name="T7"> module will generate a json file when it finish. This file will be used for the search module. It has this format :</text:span></text:span></text:p>
      <text:p text:style-name="P10"><text:span text:style-name="Strong_20_Emphasis"><text:span text:style-name="T9">{</text:span></text:span></text:p>
      <text:p text:style-name="P10"><text:span text:style-name="Strong_20_Emphasis"><text:span text:style-name="T7">"christianity": [</text:span></text:span></text:p>
      <text:p text:style-name="P10"><text:span text:style-name="Strong_20_Emphasis"><text:span text:style-name="T7"><text:s text:c="8"/>1,</text:span></text:span></text:p>
      <text:p text:style-name="P10"><text:span text:style-name="Strong_20_Emphasis"><text:span text:style-name="T7"><text:s text:c="8"/></text:span></text:span><text:span text:style-name="Strong_20_Emphasis"><text:span text:style-name="T9">2,</text:span></text:span></text:p>
      <text:p text:style-name="P10"><text:span text:style-name="Strong_20_Emphasis"><text:span text:style-name="T9"><text:s text:c="8"/>3,</text:span></text:span></text:p>
      <text:p text:style-name="P10"><text:span text:style-name="Strong_20_Emphasis"><text:span text:style-name="T7"><text:s text:c="4"/>],</text:span></text:span></text:p>
      <text:p text:style-name="P10"><text:span text:style-name="Strong_20_Emphasis"><text:span text:style-name="T7"><text:s text:c="4"/>"crafts": [</text:span></text:span></text:p>
      <text:p text:style-name="P10"><text:span text:style-name="Strong_20_Emphasis"><text:span text:style-name="T7"><text:s text:c="8"/>3</text:span></text:span></text:p>
      <text:p text:style-name="P10"><text:span text:style-name="Strong_20_Emphasis"><text:span text:style-name="T7"><text:s text:c="4"/>],</text:span></text:span></text:p>
      <text:p text:style-name="P10"><text:span text:style-name="Strong_20_Emphasis"><text:span text:style-name="T7"><text:s text:c="4"/>"fighter": [</text:span></text:span></text:p>
      <text:p text:style-name="P10"><text:span text:style-name="Strong_20_Emphasis"><text:span text:style-name="T7"><text:s text:c="8"/>3</text:span></text:span></text:p>
      <text:p text:style-name="P10"><text:span text:style-name="Strong_20_Emphasis"><text:span text:style-name="T7"><text:s text:c="4"/>]</text:span></text:span></text:p>
      <text:p text:style-name="P10"><text:span text:style-name="Strong_20_Emphasis"><text:span text:style-name="T9">}</text:span></text:span></text:p>
      <text:p text:style-name="P11"><text:span text:style-name="Strong_20_Emphasis"><text:span text:style-name="T10">For each word, we have a set of article id which contains the word.</text:span></text:span></text:p>
      <text:h text:style-name="P18" text:outline-level="3"><text:bookmark text:name="user-content-recherche"/><text:span text:style-name="Strong_20_Emphasis"><text:span text:style-name="T3">Recherche</text:span></text:span></text:h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P4" text:outline-level="4">Example of execution</text:h>
            <text:p text:style-name="P15"><text:span text:style-name="Source_20_Text"><text:span text:style-name="T2">./recherche dict-exclus.txt liste-de-motsv</text:span></text:span></text:p>
          </table:table-cell>
        </table:table-row>
      </table:table>
      <text:h text:style-name="P1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1:27:16.947766500</meta:creation-date>
    <dc:date>2018-04-30T22:25:54.693636611</dc:date>
    <meta:editing-duration>PT28M51S</meta:editing-duration>
    <meta:editing-cycles>19</meta:editing-cycles>
    <meta:generator>LibreOffice/5.4.6.2$Linux_X86_64 LibreOffice_project/40m0$Build-2</meta:generator>
    <meta:document-statistic meta:table-count="4" meta:image-count="0" meta:object-count="0" meta:page-count="4" meta:paragraph-count="68" meta:word-count="548" meta:character-count="3164" meta:non-whitespace-character-count="2582"/>
  </office:meta>
</office:document-meta>
</file>